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1979in" style:rel-column-width="11333*"/>
    </style:style>
    <style:style style:name="Table2.B" style:family="table-column">
      <style:table-column-properties style:column-width="2.8646in" style:rel-column-width="27100*"/>
    </style:style>
    <style:style style:name="Table2.C" style:family="table-column">
      <style:table-column-properties style:column-width="2.8646in" style:rel-column-width="27102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1139in" style:rel-column-width="10538*"/>
    </style:style>
    <style:style style:name="Table1.B" style:family="table-column">
      <style:table-column-properties style:column-width="0.8333in" style:rel-column-width="7883*"/>
    </style:style>
    <style:style style:name="Table1.C" style:family="table-column">
      <style:table-column-properties style:column-width="2.6042in" style:rel-column-width="24637*"/>
    </style:style>
    <style:style style:name="Table1.D" style:family="table-column">
      <style:table-column-properties style:column-width="2.3757in" style:rel-column-width="224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0099" style:font-name="Arial" fo:font-size="22pt" style:font-size-asian="22pt" style:font-size-complex="22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position="super 58%"/>
    </style:style>
    <style:style style:name="P7" style:family="paragraph" style:parent-style-name="Table_20_Contents">
      <style:paragraph-properties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 3004 – Team Log – Mar 23<text:span text:style-name="T1">rd</text:span> To Mar 30<text:span text:style-name="T1">th</text:span></text:p>
      <text:p text:style-name="P1"/>
      <text:p text:style-name="P2"><text:span text:style-name="T2">Table 1:</text:span> Team Meeting Date And People Attended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Meeting Date</text:p>
          </table:table-cell>
          <table:table-cell table:style-name="Table2.A1" office:value-type="string">
            <text:p text:style-name="P5">Members Attended</text:p>
          </table:table-cell>
          <table:table-cell table:style-name="Table2.C1" office:value-type="string">
            <text:p text:style-name="P5">Discussed</text:p>
          </table:table-cell>
        </table:table-row>
        <table:table-row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5"/>
          </table:table-cell>
          <table:table-cell table:style-name="Table2.C2" office:value-type="string">
            <text:p text:style-name="P4"/>
          </table:table-cell>
        </table:table-row>
      </table:table>
      <text:p text:style-name="P2"/>
      <text:p text:style-name="P2"/>
      <text:p text:style-name="P2"><text:span text:style-name="T2">Table 2: </text:span>Team Member Work Tabl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Team Member</text:p>
          </table:table-cell>
          <table:table-cell table:style-name="Table1.A1" office:value-type="string">
            <text:p text:style-name="P5">Hours Committed</text:p>
          </table:table-cell>
          <table:table-cell table:style-name="Table1.A1" office:value-type="string">
            <text:p text:style-name="P5">Achievements</text:p>
          </table:table-cell>
          <table:table-cell table:style-name="Table1.D1" office:value-type="string">
            <text:p text:style-name="P5">Planned</text:p>
          </table:table-cell>
        </table:table-row>
        <table:table-row>
          <table:table-cell table:style-name="Table1.A2" office:value-type="string">
            <text:p text:style-name="P5">Anthony Tasca</text:p>
          </table:table-cell>
          <table:table-cell table:style-name="Table1.B2" office:value-type="float" office:value="11">
            <text:p text:style-name="P5">11</text:p>
          </table:table-cell>
          <table:table-cell table:style-name="Table1.A2" office:value-type="string">
            <text:p text:style-name="P4"><text:s text:c="2"/>- <text:s/>Reworked tiles and clearings so that they could support sound and warning chits</text:p>
            <text:p text:style-name="P4"/>
            <text:p text:style-name="P4"><text:s/>- Placed all supported sound/warning chits and monsters on the board </text:p>
            <text:p text:style-name="P4"/>
            <text:p text:style-name="P4"><text:s/>- Implemented the placement of chits on a specific tile or clearing for cheatmode (cheatmode is finished now)</text:p>
            <text:p text:style-name="P4"/>
            <text:p text:style-name="P4"><text:s/>- Created and placed images for lost city and lost castle onto the board</text:p>
            <text:p text:style-name="P4"/>
            <text:p text:style-name="P4"><text:s/>- Added a victory points UI that allows users to select victory points when they choose characters</text:p>
            <text:p text:style-name="P4"/>
            <text:p text:style-name="P4">- Implemented victory points so that a player wins the game when their points are acheived (some bugs)</text:p>
            <text:p text:style-name="P4"/>
            <text:p text:style-name="P4">- Implemented random placement of chits within cheatmode (randomize button)</text:p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Albert Cho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itchell Hird</text:p>
          </table:table-cell>
          <table:table-cell table:style-name="Table1.B2">
            <text:p text:style-name="P5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0:30:59.23</meta:creation-date>
    <dc:date>2015-03-30T13:42:28.69</dc:date>
    <meta:editing-duration>PT1H20M40S</meta:editing-duration>
    <meta:editing-cycles>33</meta:editing-cycles>
    <meta:generator>OpenOffice/4.0.1$Win32 OpenOffice.org_project/401m5$Build-9714</meta:generator>
    <meta:document-statistic meta:table-count="2" meta:image-count="0" meta:object-count="0" meta:page-count="1" meta:paragraph-count="21" meta:word-count="145" meta:character-count="853"/>
  </office:meta>
</office:document-meta>
</file>